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mport matplotlib.pyplot as plt <text:s/># for graph drawing</text:p>
      <text:p text:style-name="Standard"/>
      <text:p text:style-name="Standard">ans1=open("keys.txt","r") <text:s/># reading the files</text:p>
      <text:p text:style-name="Standard">f=open("marks.txt","r")</text:p>
      <text:p text:style-name="Standard"/>
      <text:p text:style-name="Standard">l1=[] <text:s/># list of total marks</text:p>
      <text:p text:style-name="Standard">l2=[] <text:s/># list of student names</text:p>
      <text:p text:style-name="Standard">ans=ans1.readline().split()</text:p>
      <text:p text:style-name="Standard">for line in f:</text:p>
      <text:p text:style-name="Standard"><text:s text:c="2"/>t=line.split()</text:p>
      <text:p text:style-name="Standard"><text:s text:c="2"/>name=t[0]</text:p>
      <text:p text:style-name="Standard"><text:s text:c="2"/>l2.append(name)</text:p>
      <text:p text:style-name="Standard"><text:s text:c="2"/>count=0</text:p>
      <text:p text:style-name="Standard"><text:s/></text:p>
      <text:p text:style-name="Standard"><text:s text:c="2"/>for x in range(1,len(ans)+1):</text:p>
      <text:p text:style-name="Standard"><text:s text:c="4"/>if t[x]==ans[x-1]:</text:p>
      <text:p text:style-name="Standard"><text:s text:c="7"/>count+=1</text:p>
      <text:p text:style-name="Standard"><text:s text:c="2"/>l1.append(count)</text:p>
      <text:p text:style-name="Standard"><text:s text:c="2"/></text:p>
      <text:p text:style-name="Standard"><text:s text:c="2"/>print(name," Marks =",count,"/ 10")</text:p>
      <text:p text:style-name="Standard"/>
      <text:p text:style-name="Standard"><text:s text:c="4"/></text:p>
      <text:p text:style-name="Standard">i=l1.index(max(l1))</text:p>
      <text:p text:style-name="Standard">print("{0} got maximum marks {1}".format(l2[i], max(l1)) ) #place holders </text:p>
      <text:p text:style-name="Standard"/>
      <text:p text:style-name="Standard"/>
      <text:p text:style-name="Standard"/>
      <text:p text:style-name="Standard"/>
      <text:p text:style-name="Standard">c1=0 # 0-2 range</text:p>
      <text:p text:style-name="Standard">c2=0 # 3-6 range</text:p>
      <text:p text:style-name="Standard">c3=0 # 7-10 range</text:p>
      <text:p text:style-name="Standard"/>
      <text:p text:style-name="Standard">for i in range(len(l1)):</text:p>
      <text:p text:style-name="Standard"><text:s text:c="5"/># print(i)</text:p>
      <text:p text:style-name="Standard"><text:s text:c="5"/>if l1[i]==0 <text:s/>or l1[i]==1 or l1[i]==2:</text:p>
      <text:p text:style-name="Standard"><text:s text:c="9"/>c1=c1+1</text:p>
      <text:p text:style-name="Standard"><text:s text:c="5"/>elif l1[i]==3 <text:s/>or l1[i]==4 or l1[i]==5 or l1[i]==6:</text:p>
      <text:p text:style-name="Standard"><text:s text:c="8"/>c2=c2+1</text:p>
      <text:p text:style-name="Standard"><text:s text:c="5"/>elif l1[i]==7 <text:s/>or l1[i]==8 or l1[i]==9 or l1[i]==10 :</text:p>
      <text:p text:style-name="Standard"><text:s text:c="8"/>c3=c3+1</text:p>
      <text:p text:style-name="Standard"/>
      <text:p text:style-name="Standard">l3=["0-2","3-6","7-10"] <text:s/># x axis</text:p>
      <text:p text:style-name="Standard"/>
      <text:p text:style-name="Standard">l4=[c1,c2,c3] # y-axis</text:p>
      <text:p text:style-name="Standard"/>
      <text:p text:style-name="Standard">plt.bar(l3,l4, color=['brown' ,'green' , 'red'])</text:p>
      <text:p text:style-name="Standard"/>
      <text:p text:style-name="Standard">plt.xlabel("Score Range ")</text:p>
      <text:p text:style-name="Standard"/>
      <text:p text:style-name="Standard">plt.ylabel("Number of students ")</text:p>
      <text:p text:style-name="Standard"/>
      <text:p text:style-name="Standard">plt.title("Student performance on MCQ TEST")</text:p>
      <text:p text:style-name="Standard"><text:soft-page-break/></text:p>
      <text:p text:style-name="Standard">plt.show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26T13:59:16.498543541</meta:creation-date>
    <dc:date>2022-05-26T13:59:32.668100672</dc:date>
    <meta:editing-duration>PT16S</meta:editing-duration>
    <meta:editing-cycles>1</meta:editing-cycles>
    <meta:document-statistic meta:table-count="0" meta:image-count="0" meta:object-count="0" meta:page-count="2" meta:paragraph-count="39" meta:word-count="126" meta:character-count="1002" meta:non-whitespace-character-count="826"/>
    <meta:generator>LibreOffice/6.0.7.3$Linux_X86_64 LibreOffice_project/00m0$Build-3</meta:generator>
  </office:meta>
</office:document-meta>
</file>